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Standard">
      <style:paragraph-properties fo:text-align="start" style:justify-single-word="false"/>
      <style:text-properties style:font-name="Verdana" fo:font-size="14pt" fo:language="es" fo:country="ES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fo:language="es" fo:country="ES" fo:font-weight="normal" officeooo:rsid="000ec126" officeooo:paragraph-rsid="000ec126" style:font-size-asian="14pt" style:font-weight-asian="normal" style:font-size-complex="14pt" style:font-weight-complex="normal"/>
    </style:style>
    <style:style style:name="P4" style:family="paragraph" style:parent-style-name="Standard">
      <style:text-properties fo:language="es" fo:country="ES" officeooo:rsid="00168832" officeooo:paragraph-rsid="00168832"/>
    </style:style>
    <style:style style:name="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language="es" fo:country="ES" officeooo:rsid="00168832" officeooo:paragraph-rsid="00168832"/>
    </style:style>
    <style:style style:name="P7" style:family="paragraph" style:parent-style-name="Standard">
      <style:text-properties fo:language="es" fo:country="ES" officeooo:rsid="00179b8a" officeooo:paragraph-rsid="00179b8a"/>
    </style:style>
    <style:style style:name="P8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844f7" style:font-style-asian="italic" style:font-style-complex="italic"/>
    </style:style>
    <style:style style:name="P9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844f7" style:font-size-asian="10pt" style:font-style-asian="italic" style:font-size-complex="10pt" style:font-style-complex="italic"/>
    </style:style>
    <style:style style:name="T1" style:family="text">
      <style:text-properties officeooo:rsid="000861d4"/>
    </style:style>
    <style:style style:name="T2" style:family="text">
      <style:text-properties officeooo:rsid="000f9a75"/>
    </style:style>
    <style:style style:name="T3" style:family="text">
      <style:text-properties officeooo:rsid="00168832"/>
    </style:style>
    <style:style style:name="T4" style:family="text">
      <style:text-properties officeooo:rsid="00179b8a"/>
    </style:style>
    <style:style style:name="T5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6" style:family="text">
      <style:text-properties fo:font-variant="normal" fo:text-transform="none" fo:color="#333333" style:font-name="Georgia" fo:letter-spacing="normal" fo:font-style="normal" fo:font-weight="normal"/>
    </style:style>
    <style:style style:name="T7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8" style:family="text">
      <style:text-properties officeooo:rsid="000e68d9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aderno <text:span text:style-name="T1">@seguriactiva de e</text:span>jercicios Menores <text:span text:style-name="T1">en La Red</text:span></text:p>
      <text:p text:style-name="P2"/>
      <text:p text:style-name="P3"><text:span text:style-name="T2">CYBERBULLYING, </text:span>CIBERACOSO – <text:span text:style-name="T3">APUNTES DEL PROFESOR</text:span></text:p>
      <text:p text:style-name="P4">Los métodos actuales de lucha contra el ciberacoso o ciberbullying en el colegio o el instituto dan un papel protagonista al propio niño/<text:span text:style-name="T4">a</text:span> que detecta una situación de acoso <text:span text:style-name="T4">en su entorno </text:span>y <text:span text:style-name="T4">él</text:span> mism<text:span text:style-name="T4">o</text:span> intenta denunciarlo ante los propios implicados y ante el profesorado del centro. Esta simple idea está dando magníficos resultados en muchos centros de toda Europa <text:span text:style-name="T4">y es muy útil trabajarla con los jóvenes.</text:span></text:p>
      <text:p text:style-name="P4">Para ello hay que, en primer lugar explicar qué es el ciberacoso y la gravedad del mismo. Gravedad de la que casi nunca los jóvenes son conscientes. Solo eso ya haría que no se dieran muchos casos.</text:p>
      <text:p text:style-name="P4">Es importante trabajar ejercicios para saber detactar qué es acoso. Y hacerlo de forma rápida.</text:p>
      <text:p text:style-name="P4">Valorar los aspectos positivos de las comunicaciones digitales y los sinfines de usos útiles y divertidos que hay sin caer en el acoso a los compañeros. No es nada divertido!!!</text:p>
      <text:p text:style-name="P7">Hay una falsa sensación de anonimato por parte de los jóvenes. En internet no hay anonimato, todo deja rastro.</text:p>
      <text:p text:style-name="P7">Cuidado que es fácil cometer un delito y los jóvenes no son capaces de calibrar esto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844f7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844f7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.6cm" fo:margin-left="1.6cm" fo:margin-right="1.6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0"><draw:image xlink:href="Pictures/10000201000000580000001FA0F8EF79.png" xlink:type="simple" xlink:show="embed" xlink:actuate="onLoad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6-04-13T12:27:06.918502123</dc:date>
    <dc:creator>Juan Romero</dc:creator>
    <meta:editing-duration>PT4H9M41S</meta:editing-duration>
    <meta:editing-cycles>23</meta:editing-cycles>
    <meta:generator>LibreOffice/4.2.8.2$Linux_X86_64 LibreOffice_project/420m0$Build-2</meta:generator>
    <meta:document-statistic meta:table-count="0" meta:image-count="1" meta:object-count="0" meta:page-count="1" meta:paragraph-count="11" meta:word-count="216" meta:character-count="1395" meta:non-whitespace-character-count="1185"/>
  </office:meta>
</office:document-meta>
</file>